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b298" officeooo:paragraph-rsid="0001b298" style:font-weight-asian="bold" style:font-weight-complex="bold"/>
    </style:style>
    <style:style style:name="P2" style:family="paragraph" style:parent-style-name="Standard">
      <style:text-properties fo:font-weight="bold" officeooo:rsid="0001c7d0" officeooo:paragraph-rsid="0001c7d0" style:font-weight-asian="bold" style:font-weight-complex="bold"/>
    </style:style>
    <style:style style:name="P3" style:family="paragraph" style:parent-style-name="Standard">
      <style:text-properties fo:font-weight="bold" officeooo:rsid="00036773" officeooo:paragraph-rsid="00036773" style:font-weight-asian="bold" style:font-weight-complex="bold"/>
    </style:style>
    <style:style style:name="P4" style:family="paragraph" style:parent-style-name="Standard">
      <style:text-properties fo:font-weight="normal" officeooo:rsid="0001b298" officeooo:paragraph-rsid="0001b298" style:font-weight-asian="normal" style:font-weight-complex="normal"/>
    </style:style>
    <style:style style:name="P5" style:family="paragraph" style:parent-style-name="Standard">
      <style:text-properties fo:font-weight="normal" officeooo:rsid="0001c7d0" officeooo:paragraph-rsid="0001c7d0" style:font-weight-asian="normal" style:font-weight-complex="normal"/>
    </style:style>
    <style:style style:name="P6" style:family="paragraph" style:parent-style-name="Standard">
      <style:text-properties fo:font-weight="normal" officeooo:rsid="00036773" officeooo:paragraph-rsid="00036773" style:font-weight-asian="normal" style:font-weight-complex="normal"/>
    </style:style>
    <style:style style:name="P7" style:family="paragraph" style:parent-style-name="Standard">
      <style:text-properties fo:font-weight="normal" officeooo:rsid="0001c7d0" officeooo:paragraph-rsid="0001c7d0" style:font-weight-asian="normal" style:font-weight-complex="normal"/>
    </style:style>
    <style:style style:name="P8" style:family="paragraph" style:parent-style-name="Standard">
      <style:text-properties fo:font-weight="normal" officeooo:rsid="00036773" officeooo:paragraph-rsid="0003677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mba arn</text:p>
      <text:p text:style-name="Standard"/>
      <text:p text:style-name="Standard">arn:aws:lambda:us-east-1:098765675348:function:atp-top-50-lambda</text:p>
      <text:p text:style-name="Standard"/>
      <text:p text:style-name="P1">Cela lambda funkcija</text:p>
      <text:p text:style-name="P1"/>
      <text:p text:style-name="P4">import json</text:p>
      <text:p text:style-name="P4">import kagglehub</text:p>
      <text:p text:style-name="P4">import pandas as pd</text:p>
      <text:p text:style-name="P4">from datetime import datetime</text:p>
      <text:p text:style-name="P4">import os</text:p>
      <text:p text:style-name="P4">import boto3</text:p>
      <text:p text:style-name="P4">import traceback</text:p>
      <text:p text:style-name="P4"/>
      <text:p text:style-name="P4"># poveži se sa SNS servisom</text:p>
      <text:p text:style-name="P4">sns = boto3.client('sns')</text:p>
      <text:p text:style-name="P4"/>
      <text:p text:style-name="P4">TOPIC_ARN = 'arn:aws:sns:us-east-1:098765675348:ATPProcessingTopic'</text:p>
      <text:p text:style-name="P4"/>
      <text:p text:style-name="P4">def notify_completion(message):</text:p>
      <text:p text:style-name="P4"><text:s text:c="4"/>"""Šalje notifikaciju na SNS topic"""</text:p>
      <text:p text:style-name="P4"><text:s text:c="4"/>sns.publish(TopicArn=TOPIC_ARN, Message=message)</text:p>
      <text:p text:style-name="P4"/>
      <text:p text:style-name="P4"/>
      <text:p text:style-name="P4">def lambda_handler(event, context):</text:p>
      <text:p text:style-name="P4"><text:s text:c="4"/>try:</text:p>
      <text:p text:style-name="P4"><text:s text:c="8"/>print("=== Lambda start ===")</text:p>
      <text:p text:style-name="P4"><text:s text:c="8"/>input_bucket = 'atp-analysis-darko-spasojevic'</text:p>
      <text:p text:style-name="P4"><text:s text:c="8"/>prefix = '/raw/'</text:p>
      <text:p text:style-name="P4"><text:s text:c="8"/>output_bucket = 'atp-analysis-darko-spasojevic'</text:p>
      <text:p text:style-name="P4"><text:s text:c="8"/>output_key = f'final/atp-top-50-{datetime.today().date()}.csv'</text:p>
      <text:p text:style-name="P4"/>
      <text:p text:style-name="P4"><text:s text:c="8"/>print(f"Input bucket: {input_bucket}")</text:p>
      <text:p text:style-name="P4"><text:s text:c="8"/>print(f"Prefix: {prefix}")</text:p>
      <text:p text:style-name="P4"/>
      <text:p text:style-name="P4"><text:s text:c="8"/>os.environ["KAGGLEHUB_CACHE"] = "/tmp/kagglehub"</text:p>
      <text:p text:style-name="P4"/>
      <text:p text:style-name="P4"><text:s text:c="8"/>path = kagglehub.dataset_download("dissfya/atp-tennis-2000-2023daily-pull")</text:p>
      <text:p text:style-name="P4"><text:s text:c="8"/>print("Path to dataset files:", path)</text:p>
      <text:p text:style-name="P4"/>
      <text:p text:style-name="P4"><text:s text:c="8"/>df = pd.read_csv(f"{path}/atp_tennis.csv", on_bad_lines="skip")</text:p>
      <text:p text:style-name="P4"/>
      <text:p text:style-name="P4"><text:s text:c="8"/>df["Winner_Name"] = df.apply(</text:p>
      <text:p text:style-name="P4"><text:s text:c="12"/>lambda row: row["Player_1"] if row["Winner"] == 1 else row["Player_2"], axis=1</text:p>
      <text:p text:style-name="P4"><text:s text:c="8"/>)</text:p>
      <text:p text:style-name="P4"><text:s text:c="8"/>df["Date"] = pd.to_datetime(df["Date"], errors="coerce")</text:p>
      <text:p text:style-name="P4"/>
      <text:p text:style-name="P4"><text:s text:c="8"/>def get_series_type(row):</text:p>
      <text:p text:style-name="P4"><text:s text:c="12"/>series = str(row.get("Series", "")).lower()</text:p>
      <text:p text:style-name="P4"><text:s text:c="12"/>tournament = str(row.get("Tournament", "")).lower()</text:p>
      <text:p text:style-name="P4"/>
      <text:p text:style-name="P4"><text:s text:c="12"/>if "grand" in series or any(gs in tournament for gs in [</text:p>
      <text:p text:style-name="P4"><text:soft-page-break/><text:s text:c="16"/>"australian open", "roland garros", "french open", "wimbledon", "us open"</text:p>
      <text:p text:style-name="P4"><text:s text:c="12"/>]):</text:p>
      <text:p text:style-name="P4"><text:s text:c="16"/>return "Grand Slam"</text:p>
      <text:p text:style-name="P4"><text:s text:c="12"/>elif "masters" in series or "1000" in series or "super 9" in series:</text:p>
      <text:p text:style-name="P4"><text:s text:c="16"/>return "ATP 1000"</text:p>
      <text:p text:style-name="P4"><text:s text:c="12"/>elif "500" in series or "international gold" in series:</text:p>
      <text:p text:style-name="P4"><text:s text:c="16"/>return "ATP 500"</text:p>
      <text:p text:style-name="P4"><text:s text:c="12"/>else:</text:p>
      <text:p text:style-name="P4"><text:s text:c="16"/>return "Other"</text:p>
      <text:p text:style-name="P4"/>
      <text:p text:style-name="P4"><text:s text:c="8"/>df["SeriesType"] = df.apply(get_series_type, axis=1)</text:p>
      <text:p text:style-name="P4"/>
      <text:p text:style-name="P4"><text:s text:c="8"/>players_stats = (</text:p>
      <text:p text:style-name="P4"><text:s text:c="12"/>df.groupby("Winner_Name")</text:p>
      <text:p text:style-name="P4"><text:s text:c="12"/>.agg(</text:p>
      <text:p text:style-name="P4"><text:s text:c="16"/>total_wins=("Winner_Name", "size"),</text:p>
      <text:p text:style-name="P4"><text:s text:c="16"/>grand_slem_wins=("SeriesType", lambda x: (x == "Grand Slam").sum()),</text:p>
      <text:p text:style-name="P4"><text:s text:c="16"/>atp1000_wins=("SeriesType", lambda x: (x == "ATP 1000").sum()),</text:p>
      <text:p text:style-name="P4"><text:s text:c="16"/>atp500_wins=("SeriesType", lambda x: (x == "ATP 500").sum()),</text:p>
      <text:p text:style-name="P4"><text:s text:c="16"/>first_win=("Date", "min"),</text:p>
      <text:p text:style-name="P4"><text:s text:c="16"/>last_win=("Date", "max"),</text:p>
      <text:p text:style-name="P4"><text:s text:c="12"/>)</text:p>
      <text:p text:style-name="P4"><text:s text:c="12"/>.reset_index()</text:p>
      <text:p text:style-name="P4"><text:s text:c="12"/>.rename(columns={"Winner_Name": "player_name"})</text:p>
      <text:p text:style-name="P4"><text:s text:c="8"/>)</text:p>
      <text:p text:style-name="P4"/>
      <text:p text:style-name="P4"><text:s text:c="8"/>report_df = players_stats.sort_values(by="total_wins", ascending=False).head(50)</text:p>
      <text:p text:style-name="P4"><text:s text:c="8"/>report_df["first_win"] = report_df["first_win"].dt.strftime("%Y-%m-%d")</text:p>
      <text:p text:style-name="P4"><text:s text:c="8"/>report_df["last_win"] = report_df["last_win"].dt.strftime("%Y-%m-%d")</text:p>
      <text:p text:style-name="P4"/>
      <text:p text:style-name="P4"><text:s text:c="8"/>output_file = f"/tmp/top50_players_report_{datetime.today().date()}.csv"</text:p>
      <text:p text:style-name="P4"><text:s text:c="8"/>report_df.to_csv(output_file, index=False, encoding="utf-8")</text:p>
      <text:p text:style-name="P4"/>
      <text:p text:style-name="P4"><text:s text:c="8"/>print(f"Izveštaj kreiran: {output_file}")</text:p>
      <text:p text:style-name="P4"><text:s text:c="8"/>print(report_df.head(10))</text:p>
      <text:p text:style-name="P4"/>
      <text:p text:style-name="P4"><text:s text:c="8"/>s3 = boto3.client("s3")</text:p>
      <text:p text:style-name="P4"><text:s text:c="8"/>s3.upload_file(</text:p>
      <text:p text:style-name="P4"><text:s text:c="12"/>Filename=output_file,</text:p>
      <text:p text:style-name="P4"><text:s text:c="12"/>Bucket=output_bucket,</text:p>
      <text:p text:style-name="P4"><text:s text:c="12"/>Key=output_key</text:p>
      <text:p text:style-name="P4"><text:s text:c="8"/>)</text:p>
      <text:p text:style-name="P4"><text:s text:c="8"/>print(f"Fajl uploadovan u s3://{output_bucket}/{output_key}")</text:p>
      <text:p text:style-name="P4"/>
      <text:p text:style-name="P4"><text:s text:c="8"/># Ako sve prođe, pošalji notifikaciju o uspehu</text:p>
      <text:p text:style-name="P4"><text:s text:c="8"/>notify_completion(f"Izveštaj ATP top 50 uspešno kreiran i uploadovan u S3!")</text:p>
      <text:p text:style-name="P4"/>
      <text:p text:style-name="P4"><text:s text:c="4"/>except Exception as e:</text:p>
      <text:p text:style-name="P4"><text:s text:c="8"/># hvatanje grešaka i slanje email notifikacije</text:p>
      <text:p text:style-name="P4"><text:s text:c="8"/>error_message = f"Greška tokom obrade:\n{e}\n{traceback.format_exc()}"</text:p>
      <text:p text:style-name="P4"><text:s text:c="8"/>notify_completion(error_message)</text:p>
      <text:p text:style-name="P4"><text:s text:c="8"/>raise</text:p>
      <text:p text:style-name="P4"><text:soft-page-break/></text:p>
      <text:p text:style-name="P4"><text:s text:c="4"/>return {</text:p>
      <text:p text:style-name="P4"><text:s text:c="8"/>'statusCode': 200,</text:p>
      <text:p text:style-name="P4"><text:s text:c="8"/>'body': json.dumps('Lambda izvršena!')</text:p>
      <text:p text:style-name="P4"><text:s text:c="4"/>}</text:p>
      <text:p text:style-name="P4"/>
      <text:p text:style-name="P4"/>
      <text:p text:style-name="P4"/>
      <text:p text:style-name="P4"/>
      <text:p text:style-name="P2">Finalni csv:<text:line-break/><text:line-break/><text:a xlink:type="simple" xlink:href="https://atp-analysis-darko-spasojevic.s3.us-east-1.amazonaws.com/final/atp-top-50-2025-08-17.csv" text:style-name="Internet_20_link" text:visited-style-name="Visited_20_Internet_20_Link"><text:span text:style-name="T1">https://atp-analysis-darko-spasojevic.s3.us-east-1.amazonaws.com/final/atp-top-50-2025-08-17.csv</text:span></text:a></text:p>
      <text:p text:style-name="P5"/>
      <text:p text:style-name="P5"/>
      <text:p text:style-name="P5"/>
      <text:p text:style-name="P2">Event bridge arn:</text:p>
      <text:p text:style-name="P2"/>
      <text:p text:style-name="P5">arn:aws:events:us-east-1:098765675348:rule/atp-top-50-triggering</text:p>
      <text:p text:style-name="P5"/>
      <text:p text:style-name="P5"/>
      <text:p text:style-name="P2">Cron expression: </text:p>
      <text:p text:style-name="P5">0 4 ? * 2 *</text:p>
      <text:p text:style-name="P5"/>
      <text:p text:style-name="P5"/>
      <text:p text:style-name="P5"/>
      <text:p text:style-name="P3">IAM konfiguracija json:</text:p>
      <text:p text:style-name="P3"/>
      <text:p text:style-name="P6">{</text:p>
      <text:p text:style-name="P6"><text:s text:c="4"/>"Version": "2012-10-17",</text:p>
      <text:p text:style-name="P6"><text:s text:c="4"/>"Statement": [</text:p>
      <text:p text:style-name="P6"><text:s text:c="8"/>{</text:p>
      <text:p text:style-name="P6"><text:s text:c="12"/>"Effect": "Allow",</text:p>
      <text:p text:style-name="P6"><text:s text:c="12"/>"Action": [</text:p>
      <text:p text:style-name="P6"><text:s text:c="16"/>"s3:PutObject",</text:p>
      <text:p text:style-name="P6"><text:s text:c="16"/>"s3:PutObjectAcl"</text:p>
      <text:p text:style-name="P6"><text:s text:c="12"/>],</text:p>
      <text:p text:style-name="P6"><text:s text:c="12"/>"Resource": "arn:aws:s3:::atp-analysis-darko-spasojevic/final/*"</text:p>
      <text:p text:style-name="P6"><text:s text:c="8"/>},</text:p>
      <text:p text:style-name="P6"><text:s text:c="8"/>{</text:p>
      <text:p text:style-name="P6"><text:s text:c="12"/>"Effect": "Allow",</text:p>
      <text:p text:style-name="P6"><text:s text:c="12"/>"Action": [</text:p>
      <text:p text:style-name="P6"><text:s text:c="16"/>"s3:ListBucket"</text:p>
      <text:p text:style-name="P6"><text:s text:c="12"/>],</text:p>
      <text:p text:style-name="P6"><text:s text:c="12"/>"Resource": "arn:aws:s3:::atp-analysis-darko-spasojevic"</text:p>
      <text:p text:style-name="P6"><text:s text:c="8"/>},</text:p>
      <text:p text:style-name="P6"><text:s text:c="8"/>{</text:p>
      <text:p text:style-name="P6"><text:s text:c="12"/>"Effect": "Allow",</text:p>
      <text:p text:style-name="P6"><text:s text:c="12"/>"Action": [</text:p>
      <text:p text:style-name="P6"><text:s text:c="16"/>"sns:Publish"</text:p>
      <text:p text:style-name="P6"><text:s text:c="12"/>],</text:p>
      <text:p text:style-name="P6"><text:s text:c="12"/>"Resource": "arn:aws:sns:us-east-1:098765675348:ATPProcessingTopic"</text:p>
      <text:p text:style-name="P6"><text:s text:c="8"/>}</text:p>
      <text:p text:style-name="P6"><text:soft-page-break/><text:s text:c="4"/>]</text:p>
      <text:p text:style-name="P6">}</text:p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7T12:10:48.728900489</meta:creation-date>
    <meta:generator>LibreOffice/7.3.7.2$Linux_X86_64 LibreOffice_project/30$Build-2</meta:generator>
    <dc:date>2025-10-02T18:05:41.224367881</dc:date>
    <meta:editing-duration>PT45M3S</meta:editing-duration>
    <meta:editing-cycles>5</meta:editing-cycles>
    <meta:document-statistic meta:table-count="0" meta:image-count="0" meta:object-count="0" meta:page-count="4" meta:paragraph-count="118" meta:word-count="342" meta:character-count="4538" meta:non-whitespace-character-count="3356"/>
  </office:meta>
</office:document-meta>
</file>